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본문_중고딕10_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1-7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7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7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1-7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4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4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5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6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6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6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6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6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7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7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7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7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7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7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9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9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9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8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0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0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8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8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8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8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4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8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5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8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7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8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9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10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1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1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8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8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2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0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0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0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0-2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2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2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9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9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9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9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9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9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9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1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8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8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8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8-2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8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9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2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3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3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3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3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7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7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7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2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7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8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9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2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3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4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4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4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5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0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5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4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4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4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4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4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4-1-7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5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9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9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6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6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7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7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7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7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8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8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8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8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8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8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8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8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8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8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9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9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9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9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9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9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9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9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9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0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0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0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0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0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0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0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1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1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2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2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2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2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3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1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1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3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3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3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3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4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4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1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1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4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4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4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4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4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5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5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5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5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5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5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5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5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5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5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6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6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6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6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6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6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6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7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7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7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7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7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7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78" style:parent-style-name="바탕글">
      <style:paragraph-properties fo:text-align="left" fo:text-indent="0pt" fo:margin-left="0pt" fo:margin-right="0pt" fo:margin-top="0pt" fo:margin-bottom="0pt"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 </text:span><text:span text:style-name="p1-1-2">사무관리규정시행내규 </text:span><text:span text:style-name="p1-1-3">]</text:span></text:p>
      <text:p text:style-name="Paragraph-2"/>
      <text:p text:style-name="Paragraph-3"><text:span text:style-name="p3-1-1">1.  문서의 작성원칙중 틀린 것은?</text:span></text:p>
      <text:p text:style-name="Paragraph-4"><text:span text:style-name="p4-1-1">   가. 규정문서는 조문형식에 의하여 작성하고, 연도표시일련번호를 사용한다.</text:span></text:p>
      <text:p text:style-name="Paragraph-5"><text:span text:style-name="p5-1-1">   나. 지시문서의 지시는 시행문 형식에 의해 작성하고, 연도표시일련번호를 사용한다.</text:span></text:p>
      <text:p text:style-name="Paragraph-6"><text:span text:style-name="p6-1-1">   다. 지시문서의 예규는 조문형식 또는 시행문형식에 의하여 작성하고, 누년 일련번호를 사용  </text:span><text:span text:style-name="p6-2-1">       한다.</text:span></text:p>
      <text:p text:style-name="Paragraph-7"><text:span text:style-name="p7-1-1">   라. 지시문서의 명령서는 시행문 형식 또는 내규에서 정하는 서식에 의하여 작성하고, 연도  </text:span><text:span text:style-name="p7-2-1">       별 일련번호를 사용한다.</text:span></text:p>
      <text:p text:style-name="Paragraph-8"/>
      <text:p text:style-name="Paragraph-9"><text:span text:style-name="p9-1-1">※ </text:span><text:span text:style-name="p9-1-2">명령서의 내규에서 정하는 서식 : 당직, 출장, 시간외근무, 시내출장등의 명령에 관한서식</text:span></text:p>
      <text:p text:style-name="Paragraph-10"/>
      <text:p text:style-name="Paragraph-11"><text:span text:style-name="p11-1-1">2.  문서의 작성원칙중  틀린 것은 ?</text:span></text:p>
      <text:p text:style-name="Paragraph-12"><text:span text:style-name="p12-1-1">   가. 공고문서의 고시는 법령또는 규정이 정하는 바에따라 일정한 사항을 일반에게 알리기 위  </text:span><text:span text:style-name="p12-2-1">       한 문서로써 연도표시 일련번호를 사용한다.</text:span></text:p>
      <text:p text:style-name="Paragraph-13"><text:span text:style-name="p13-1-1">   나. 공고문서의 공고는 일정한 사항을 일반에게 알리는 문서로써 연도표시 일련번호를 사용  </text:span><text:span text:style-name="p13-2-1">       한다.</text:span></text:p>
      <text:p text:style-name="Paragraph-14"><text:span text:style-name="p14-1-1">   다. 회보는 이사장이 소속직원 또는 하부기관에 업무연락, 통보등 일정한 사항을 알리기 위  </text:span><text:span text:style-name="p14-2-1">       한 경우에 사용하는문서로써 연도표시 일련번호를 사용한다</text:span></text:p>
      <text:p text:style-name="Paragraph-15"><text:span text:style-name="p15-1-1">   라. 보고서는 특별한 사유가 있는 경우를 제외하고는 기안문형식에 의하여 작성한다.</text:span></text:p>
      <text:p text:style-name="Paragraph-16"/>
      <text:p text:style-name="Paragraph-17"><text:span text:style-name="p17-1-1">3.  다음중 지시문서가 아닌 것은 ?</text:span></text:p>
      <text:p text:style-name="Paragraph-18"><text:span text:style-name="p18-1-1">   가. 지시       나. 고시         다. 예규          라.명령서</text:span></text:p>
      <text:p text:style-name="Paragraph-19"/>
      <text:p text:style-name="Paragraph-20"><text:span text:style-name="p20-1-1">4.  다음 문서중 누년 일련번호를 사용하는 것은?</text:span></text:p>
      <text:p text:style-name="Paragraph-21"><text:span text:style-name="p21-1-1">   가. 명령서, 회보</text:span><text:span text:style-name="p21-1-3"> 나. 고시          다. 예규, 규정 </text:span><text:span text:style-name="p21-1-5">라. 공고</text:span></text:p>
      <text:p text:style-name="Paragraph-22"/>
      <text:p text:style-name="Paragraph-23"><text:span text:style-name="p23-1-1">5. </text:span><text:span text:style-name="p23-1-2"> 다음중 용지의 크기를 가로 210</text:span><text:span text:style-name="p23-1-3">mm, </text:span><text:span text:style-name="p23-1-4">세로 297</text:span><text:span text:style-name="p23-1-5">mm(A4</text:span><text:span text:style-name="p23-1-6">규격)로 하여야 하는 것은?</text:span></text:p>
      <text:p text:style-name="Paragraph-24"><text:span text:style-name="p24-1-1">   가. 공단 내부에 발신되는 시행문</text:span></text:p>
      <text:p text:style-name="Paragraph-25"><text:span text:style-name="p25-1-1">   나. 경미한 보고, 업무지시, 협조사항 또는 이와 유사한 업무사항</text:span></text:p>
      <text:p text:style-name="Paragraph-26"><text:span text:style-name="p26-1-1">   다. 반드시 가로 210</text:span><text:span text:style-name="p26-1-2">mm, </text:span><text:span text:style-name="p26-1-3">세로 297</text:span><text:span text:style-name="p26-1-4">mm</text:span><text:span text:style-name="p26-1-5">이상으로 작성할 필요가 없는 문서</text:span></text:p>
      <text:p text:style-name="Paragraph-27"><text:span text:style-name="p27-1-1">   라. 공단 외부에 발신되는 시행문</text:span></text:p>
      <text:p text:style-name="Paragraph-28"><text:span text:style-name="p28-1-1">6.  문서의 수정에 관하여 잘못된 것은?</text:span></text:p>
      <text:p text:style-name="Paragraph-29"><text:span text:style-name="p29-1-1">   가. 문서의 일부분을 삭제 또는 수정하는 때에는 원안의 글자를 알 수 있도록 당해글자  </text:span><text:span text:style-name="p29-2-1">      의 중앙에 가로로 두선을 그어 삭제 또는 수정한다.</text:span></text:p>
      <text:p text:style-name="Paragraph-30"><text:span text:style-name="p30-1-1">   나. 삭제 또는 수정한 자가 그 곳에 서명 또는 날인하여야 한다.</text:span></text:p>
      <text:p text:style-name="Paragraph-31"><text:span text:style-name="p31-1-1">   다. 문서의 중요한 내용을 삭제 또는 수정한 때는 문서의 여백에 삭제 또는 수정한 자수를   </text:span><text:span text:style-name="p31-2-1">       표시하고 서명, 날인하여야 한다.</text:span></text:p>
      <text:p text:style-name="Paragraph-32"><text:span text:style-name="p32-1-1">   라. 시행문을 정정한 때에는 문서의 여백에 정정한 자수를 표시하고 날인하여야 한다.</text:span></text:p>
      <text:p text:style-name="Paragraph-33"/>
      <text:p text:style-name="Paragraph-34"><text:span text:style-name="p34-1-1">7.  문서는 용지로부터 여백을 두어야 한다.  맞는 것은?</text:span></text:p>
      <text:p text:style-name="Paragraph-35"><text:span text:style-name="p35-1-1">   가. 위로부터 30</text:span><text:span text:style-name="p35-1-2">mm, </text:span><text:span text:style-name="p35-1-3">왼쪽부터 30</text:span><text:span text:style-name="p35-1-4">mm, </text:span><text:span text:style-name="p35-1-5">오른쪽 및 아래로부터 15</text:span><text:span text:style-name="p35-1-6">mm</text:span><text:span text:style-name="p35-1-7">의 여백</text:span></text:p>
      <text:p text:style-name="Paragraph-36"><text:span text:style-name="p36-1-1">   나. 위로부터 30</text:span><text:span text:style-name="p36-1-2">mm, </text:span><text:span text:style-name="p36-1-3">왼쪽부터 20</text:span><text:span text:style-name="p36-1-4">mm, </text:span><text:span text:style-name="p36-1-5">오른쪽 및 아래로부터 15</text:span><text:span text:style-name="p36-1-6">mm</text:span><text:span text:style-name="p36-1-7">의 여백</text:span></text:p>
      <text:p text:style-name="Paragraph-37"><text:span text:style-name="p37-1-1">   다. 위로부터 30</text:span><text:span text:style-name="p37-1-2">mm, </text:span><text:span text:style-name="p37-1-3">왼쪽부터 30</text:span><text:span text:style-name="p37-1-4">mm, </text:span><text:span text:style-name="p37-1-5">오른쪽 및 아래로부터 20</text:span><text:span text:style-name="p37-1-6">mm</text:span><text:span text:style-name="p37-1-7">의 여백</text:span></text:p>
      <text:p text:style-name="Paragraph-38"><text:span text:style-name="p38-1-1">   라. 위로부터 30</text:span><text:span text:style-name="p38-1-2">mm, </text:span><text:span text:style-name="p38-1-3">왼쪽부터 20</text:span><text:span text:style-name="p38-1-4">mm, </text:span><text:span text:style-name="p38-1-5">오른쪽 및 아래로부터 20</text:span><text:span text:style-name="p38-1-6">mm</text:span><text:span text:style-name="p38-1-7">의 여백</text:span></text:p>
      <text:p text:style-name="Paragraph-39"/>
      <text:p text:style-name="Paragraph-40"><text:span text:style-name="p40-1-1">8.  다음은 문서의 간인 및 면표시에 관한 사항이다. 잘못된 것은 ?</text:span></text:p>
      <text:p text:style-name="Paragraph-41"><text:span text:style-name="p41-1-1">   가. 결재권자는 간인하여야할 문서를 결재할때에는 간인용결재인으로 기안문에 간인하여  </text:span><text:span text:style-name="p41-2-1">       야 한다.</text:span></text:p>
      <text:p text:style-name="Paragraph-42"><text:span text:style-name="p42-1-1">   나. 간인한 문서를 시행하는때에는 문서심사자 또는 분임문서심사자가 그시행문의 간인  </text:span><text:span text:style-name="p42-2-1">       용결재인으로 간인하여야 한다.</text:span></text:p>
      <text:p text:style-name="Paragraph-43"><text:span text:style-name="p43-1-1">   다. 전후관계를 명백히 할 필요가 있는 중요문서가 2장이상으로 이루어진때에는 문서의  </text:span><text:span text:style-name="p43-2-1">       아래중앙에 전체면의수와 그면의 일련번호를 붙임표(-)로 이어 기입하여야 한다.</text:span></text:p>
      <text:p text:style-name="Paragraph-44"><text:span text:style-name="p44-1-1">   라. 첨부물의 면표시는 각첨부물별로 따로하되, 전체면의수는 생략할 수 있다.</text:span></text:p>
      <text:p text:style-name="Paragraph-45"/>
      <text:p text:style-name="Paragraph-46"><text:span text:style-name="p46-1-1">9.  다음은 문서에 대한 표시에 관한 사항이다. 잘못된 것은 ?</text:span></text:p>
      <text:p text:style-name="Paragraph-47"><text:span text:style-name="p47-1-1">   가. 수신처의 장이 문서의 내용을 스스로 처리하여야 하거나 반드시 알고 있어야 하는   </text:span><text:span text:style-name="p47-2-1">       문서를 발송하는때에는 기관장 보고후 처리의 표시를 하여야 한다.</text:span></text:p>
      <text:p text:style-name="Paragraph-48"><text:span text:style-name="p48-1-1">   나. 수신처의 문서처리담당자는 기관장보고후 처리의 표시가된 문서를 접수한때에는 당  </text:span><text:span text:style-name="p48-2-1">       해부서의장이 선결을 받은후 이를 처리하여야 한다.</text:span></text:p>
      <text:p text:style-name="Paragraph-49"><text:span text:style-name="p49-1-1">   다. </text:span><text:span text:style-name="p49-1-2">신속히 전달되거나 처리되어야하는 문서를 발송하는때에는 지급의 표시를 하여야 한</text:span><text:span text:style-name="p49-1-3">다.</text:span></text:p>
      <text:p text:style-name="Paragraph-50"><text:span text:style-name="p50-1-1">   라. 기관장 보고후 처리와 지급의표시는 기안자가 그문서의 왼쪽위 여백에 표시하여야   </text:span><text:span text:style-name="p50-2-1">       한다.</text:span></text:p>
      <text:p text:style-name="Paragraph-51"/>
      <text:p text:style-name="Paragraph-52"><text:span text:style-name="p52-1-1">10. 다음은 문서에 대한 표시에 관한 사항이다. 잘못된 것은 ?</text:span></text:p>
      <text:p text:style-name="Paragraph-53"><text:span text:style-name="p53-1-1">   가. 기관장 보고후 처리와 지급의표시는 시행문에는 문서심사자가 시행문의 취급란에 표  </text:span><text:span text:style-name="p53-2-1">       시하여야 한다.</text:span></text:p>
      <text:p text:style-name="Paragraph-54"><text:span text:style-name="p54-1-1">   나. 기관장 보고후 처리와 지급의표시는 문서를 봉투에 넣어 발송하는때에는 그봉투표면  </text:span><text:span text:style-name="p54-2-1">       의 적당한 여백에 표시를 하여야 한다.</text:span></text:p>
      <text:p text:style-name="Paragraph-55"><text:span text:style-name="p55-1-1">   다. 문서에 서식, 금전, 유가증권, 참고서류기타의 물품이 첨부되는때에는 본문의 내용이  </text:span><text:span text:style-name="p55-2-1">       끝난 다음줄에 첨부의 표시를 하고 첨부물의 명칭과 수량을 써야 한다.</text:span></text:p>
      <text:p text:style-name="Paragraph-56"><text:span text:style-name="p56-1-1">   라. 문서의 첨부물이 2가지 이상인때에는 항목의구분에 의하여 나누어 표시하여야 한다.</text:span></text:p>
      <text:p text:style-name="Paragraph-57"><text:span text:style-name="p57-1-1">11. 다음중 문서 및 유가증권에 금액을 표시하는때의 경우로 바른 것은 ?</text:span></text:p>
      <text:p text:style-name="Paragraph-58"><text:span text:style-name="p58-1-1">   가. 금 113,560원 (금 일십일만삼천오백육십원)</text:span></text:p>
      <text:p text:style-name="Paragraph-59"><text:span text:style-name="p59-1-1">   나. 일금 113,560원 (일금 일십일만삼천오백육십원)</text:span></text:p>
      <text:p text:style-name="Paragraph-60"><text:span text:style-name="p60-1-1">   다. 금 113,560원 (금 십일만삼천오백육십원)</text:span></text:p>
      <text:p text:style-name="Paragraph-61"><text:span text:style-name="p61-1-1">   라. 일금 113,560원 (일금 십일만삼천오백육십원)</text:span></text:p>
      <text:p text:style-name="Paragraph-62"/>
      <text:p text:style-name="Paragraph-63"/>
      <text:p text:style-name="Paragraph-64"/>
      <text:p text:style-name="Paragraph-65"><text:span text:style-name="p65-1-1">12. 문서의 구성에 대한 설명중 틀린 것은?</text:span></text:p>
      <text:p text:style-name="Paragraph-66"><text:span text:style-name="p66-1-1">   가. 시행문은 두문, 본문, 결문으로 구성한다.</text:span></text:p>
      <text:p text:style-name="Paragraph-67"><text:span text:style-name="p67-1-1">   나. 두문은 발신기관명, 문서번호, 시행일자, 보존기간, 수신란 등으로 한다.</text:span></text:p>
      <text:p text:style-name="Paragraph-68"><text:span text:style-name="p68-1-1">   다. 본문은 제목, 내용 및 첨부로 한다.</text:span></text:p>
      <text:p text:style-name="Paragraph-69"><text:span text:style-name="p69-1-1">   라. 결문은 발신명의 및 발신처란으로 한다</text:span></text:p>
      <text:p text:style-name="Paragraph-70"/>
      <text:p text:style-name="Paragraph-71"><text:span text:style-name="p71-1-1">13. 다음은 문서의 구성에 관한 사항이다. 잘못된 것은 ?</text:span></text:p>
      <text:p text:style-name="Paragraph-72"><text:span text:style-name="p72-1-1">   가. 문서번호는 기관기호, 분류번호 및 문서등록번호로 구성한다.</text:span></text:p>
      <text:p text:style-name="Paragraph-73"><text:span text:style-name="p73-1-1">   나. 문서의 수신란은 경유</text:span><text:span text:style-name="p73-1-2">‧</text:span><text:span text:style-name="p73-1-3">수신 및 참조로 나누되, 수신기관이 2이상인때에는 </text:span><text:span text:style-name="p73-1-4">“</text:span><text:span text:style-name="p73-1-5">수신처참  </text:span><text:span text:style-name="p73-2-1">       조</text:span><text:span text:style-name="p73-2-2">”</text:span><text:span text:style-name="p73-2-3">라 쓰고 발신명의 왼쪽 아래에 수신처란을 설정하여 수신기관명 또는 수신처번호  </text:span><text:span text:style-name="p73-3-1">       를 표시한다.</text:span></text:p>
      <text:p text:style-name="Paragraph-74"><text:span text:style-name="p74-1-1">   다. 문서등록번호는 연도표시 일련번호로 한다.</text:span></text:p>
      <text:p text:style-name="Paragraph-75"><text:span text:style-name="p75-1-1">   라. 제목은 그문서의 내용을 쉽게 알 수 있도록 간단하고 명확하게 표시하고, 내용은 그  </text:span><text:span text:style-name="p75-2-1">       문서로써 표현하고자 하는 뜻을 쉬운말로 간략하게 작성하여야 한다.</text:span></text:p>
      <text:p text:style-name="Paragraph-76"><text:span text:style-name="p76-1-1">※ </text:span><text:span text:style-name="p76-1-2">회보를 제외하고는 성질을 달리하는 내용을 같은 문서로 작성하여서는 아니된다.</text:span></text:p>
      <text:p text:style-name="Paragraph-77"/>
      <text:p text:style-name="Paragraph-78"><text:span text:style-name="p78-1-1">14. 문서의 내용을 2이상의 항목으로 구분할 필요가 있는 때에는 다음구분에 의하여 표시하  </text:span><text:span text:style-name="p78-2-1">    여야 한다. 넷째 항목의 구분으로 맞는 것은?</text:span></text:p>
      <text:p text:style-name="Paragraph-79"><text:span text:style-name="p79-1-1">   가. 가, 나, 다, 라</text:span><text:span text:style-name="p79-1-3">나. </text:span><text:span text:style-name="p79-1-4">⑴, ⑵, ⑶, ⑷</text:span><text:span text:style-name="p79-1-6">다. </text:span><text:span text:style-name="p79-1-7">㈎, ㈏, ㈐, ㈑</text:span><text:span text:style-name="p79-1-9">라. 1), 2), 3), 4)</text:span></text:p>
      <text:p text:style-name="Paragraph-80"><text:span text:style-name="p80-1-1">    ☞</text:span><text:span text:style-name="p80-1-2">첫째항목 : 1, 2, 3, 4  둘째항목 : 가, 나, 다, 라  셋째항목 :</text:span><text:span text:style-name="p80-1-3"> ⑴, ⑵, ⑶, ⑷</text:span><text:span text:style-name="p80-1-4"> </text:span></text:p>
      <text:p text:style-name="Paragraph-81"><text:span text:style-name="p81-1-1">                다섯째항목 : 1) ,2) ,3) ,4)</text:span></text:p>
      <text:p text:style-name="Paragraph-82"/>
      <text:p text:style-name="Paragraph-83"><text:span text:style-name="p83-1-1">15. 문서의 내용을 구분할 경우의 여섯째 항목의 구분으로 맞는 것은 ?</text:span></text:p>
      <text:p text:style-name="Paragraph-84"><text:span text:style-name="p84-1-1">   가. 가), 나), 다), 라)                   나. </text:span><text:span text:style-name="p84-1-2">①,  ②,  ③,  ④</text:span></text:p>
      <text:p text:style-name="Paragraph-85"><text:span text:style-name="p85-1-1">   다. </text:span><text:span text:style-name="p85-1-2">㉮,  ㉯,  ㉰,  ㉱                   </text:span><text:span text:style-name="p85-1-3">라.  1),  2),  3),  4)</text:span></text:p>
      <text:p text:style-name="Paragraph-86"><text:span text:style-name="p86-1-1">※ </text:span><text:span text:style-name="p86-1-2">항목의 구분중 </text:span><text:span text:style-name="p86-1-3">“</text:span><text:span text:style-name="p86-1-4">하</text:span><text:span text:style-name="p86-1-5">” </text:span><text:span text:style-name="p86-1-6">이상 더 계속되는 때에는 </text:span><text:span text:style-name="p86-1-7">“</text:span><text:span text:style-name="p86-1-8">거</text:span><text:span text:style-name="p86-1-9">”, “</text:span><text:span text:style-name="p86-1-10">너</text:span><text:span text:style-name="p86-1-11">” </text:span><text:span text:style-name="p86-1-12">로 이어 표시한다.</text:span></text:p>
      <text:p text:style-name="Paragraph-87"/>
      <text:p text:style-name="Paragraph-88"><text:span text:style-name="p88-1-1">16. 문서의 끝표시로 틀린 것은?</text:span></text:p>
      <text:p text:style-name="Paragraph-89"><text:span text:style-name="p89-1-1">   가. 문서의 본문이 끝나면 한자 띄우고 </text:span><text:span text:style-name="p89-1-2">“</text:span><text:span text:style-name="p89-1-3">끝</text:span><text:span text:style-name="p89-1-4">”</text:span><text:span text:style-name="p89-1-5">표시를 하며, 첨부물이 있는 때에는 첨부의   </text:span><text:span text:style-name="p89-2-1">       표시문 끝에 한자 띄우고 </text:span><text:span text:style-name="p89-2-2">“</text:span><text:span text:style-name="p89-2-3">끝</text:span><text:span text:style-name="p89-2-4">” </text:span><text:span text:style-name="p89-2-5">표시를 하여야 한다.</text:span></text:p>
      <text:p text:style-name="Paragraph-90"><text:span text:style-name="p90-1-1">   나. 본문의 내용이나 첨부의 표시문이 오른쪽 한계선에 닿은 때에는 다음 줄의 왼쪽기본선   </text:span><text:span text:style-name="p90-2-1">       에서 </text:span><text:span text:style-name="p90-2-2">“</text:span><text:span text:style-name="p90-2-3">끝</text:span><text:span text:style-name="p90-2-4">” </text:span><text:span text:style-name="p90-2-5">표시를 한다.</text:span></text:p>
      <text:p text:style-name="Paragraph-91"><text:span text:style-name="p91-1-1">   다. 연명부등의 서식을 작성하는 때는 기재사항이 서식의 마지막 칸까지 작성되는 경우에는  </text:span><text:span text:style-name="p91-2-1">       서식의 칸 밖의 아래 오른쪽 끝에 </text:span><text:span text:style-name="p91-2-2">“</text:span><text:span text:style-name="p91-2-3">끝</text:span><text:span text:style-name="p91-2-4">” </text:span><text:span text:style-name="p91-2-5">표시를 한다.</text:span></text:p>
      <text:p text:style-name="Paragraph-92"><text:span text:style-name="p92-1-1">   라. 연명부등의 서식을 작성할 때 기재사항이 칸 중간에서 끝나는 경우에는 </text:span><text:span text:style-name="p92-1-2">“</text:span><text:span text:style-name="p92-1-3">끝</text:span><text:span text:style-name="p92-1-4">”</text:span><text:span text:style-name="p92-1-5">표시를 하   </text:span><text:span text:style-name="p92-2-1">       지 아니하고 기재사항 마지막 자의 다음 칸에 </text:span><text:span text:style-name="p92-2-2">“</text:span><text:span text:style-name="p92-2-3">이하빈칸</text:span><text:span text:style-name="p92-2-4">” </text:span><text:span text:style-name="p92-2-5">표시를 한다.</text:span></text:p>
      <text:p text:style-name="Paragraph-93"><text:span text:style-name="p93-1-1">   마. 일괄기안의 경우에는 각안마다 규정에 의한 </text:span><text:span text:style-name="p93-1-2">“</text:span><text:span text:style-name="p93-1-3">끝</text:span><text:span text:style-name="p93-1-4">” </text:span><text:span text:style-name="p93-1-5">표시를 하여야 한다.</text:span></text:p>
      <text:p text:style-name="Paragraph-94"/>
      <text:p text:style-name="Paragraph-95"/>
      <text:p text:style-name="Paragraph-96"/>
      <text:p text:style-name="Paragraph-97"><text:span text:style-name="p97-1-1">17. 다음은 문서에 관한 설명이다. 잘못된 것은 ?</text:span></text:p>
      <text:p text:style-name="Paragraph-98"><text:span text:style-name="p98-1-1">   가. 문서의 발신명의는 이사장과 문서처리부서장의 명의로만 할 수 있다.</text:span></text:p>
      <text:p text:style-name="Paragraph-99"><text:span text:style-name="p99-1-1">   나. 전화에 의한 문서를 접수한 경우 수화자는 지체없이 전언통신문을 작성하고 문서처  </text:span><text:span text:style-name="p99-2-1">       리부서에서 결재를 받도록 필요한 조치를 하여야 한다.</text:span></text:p>
      <text:p text:style-name="Paragraph-100"><text:span text:style-name="p100-1-1">   다. 문서처리부서의장은 내용이 중요한 접수문서를 인수한 경우에는 즉시 문서처리인의  </text:span><text:span text:style-name="p100-2-1">       관계란을 기입한후 중간보고자의 공람 서명없이 최종결재자의 선결을 받아야한다.</text:span></text:p>
      <text:p text:style-name="Paragraph-101"><text:span text:style-name="p101-1-1">   라. 문서에 쓰이는 글자의 색깔은 검은색 또는 푸른색으로 한다. 다만 도표의 작성이나   </text:span><text:span text:style-name="p101-2-1">       수정 또는 주의환기등 특별한 표시가 필요한때에는 다른 색깔로 할 수 있다.</text:span></text:p>
      <text:p text:style-name="Paragraph-102"/>
      <text:p text:style-name="Paragraph-103"><text:span text:style-name="p103-1-1">18. 다음중 기안문서 작성시의 유의사항이 아닌 것은 ?</text:span></text:p>
      <text:p text:style-name="Paragraph-104"><text:span text:style-name="p104-1-1">   가. 정확성 (바른글)              나. 신속성 (이해가빠른것)</text:span></text:p>
      <text:p text:style-name="Paragraph-105"><text:span text:style-name="p105-1-1">   다. 용이성 (쉬운글)              라. 간결성 (내용이 간단)</text:span></text:p>
      <text:p text:style-name="Paragraph-106"/>
      <text:p text:style-name="Paragraph-107"><text:span text:style-name="p107-1-1">19. 다음은 기안문서의 작성에 관한 사항이다. 잘못된 것은 ?</text:span></text:p>
      <text:p text:style-name="Paragraph-108"><text:span text:style-name="p108-1-1">   가. 수신한 문서를 수정하여 기안하고자 하는때에는 수신한 문서와 다른 색깔의 글자로  </text:span><text:span text:style-name="p108-2-1">       수정 또는 기입하는 방법으로 기안할 수 있다.</text:span></text:p>
      <text:p text:style-name="Paragraph-109"><text:span text:style-name="p109-1-1">   나. 일괄기안의 경우에는 각안별로 시행문을 따로 작성하여야하며, 특별한 사유가 있는   </text:span><text:span text:style-name="p109-2-1">       경우를 제외하고는 동일한 문서번호를 사용하여 같은 일시에 시행하여야 한다. 다만,  </text:span><text:span text:style-name="p109-3-1">       각안의 내용 및 성격에 따라 제목을 다르게 설정할 수 있다. </text:span></text:p>
      <text:p text:style-name="Paragraph-110"><text:span text:style-name="p110-1-1">   다. 협조문은 각 부서간의 의견교환 및 통신방법으로서 본사, 현업부서 제한없이 사용한  </text:span><text:span text:style-name="p110-2-1">       다.</text:span></text:p>
      <text:p text:style-name="Paragraph-111"><text:span text:style-name="p111-1-1">   라. 문서번호란, 수신기관란등이 설계된 서식으로 작성하는 문서는 기안문을 따로 작성하  </text:span><text:span text:style-name="p111-2-1">       지아니하고 간이결재인을 찍어 이에 결재함으로서 기안에 갈음할 수 있다.</text:span></text:p>
      <text:p text:style-name="Paragraph-112"><text:span text:style-name="p112-1-1">  * 업무연락은 단순 업무처리에 관한 연락 및 경미한 자료제출 요구시 발신자 명의 및 </text:span></text:p>
      <text:p text:style-name="Paragraph-113"><text:span text:style-name="p113-1-1">    본사, 현업부서 제한없이 사용한다.</text:span></text:p>
      <text:p text:style-name="Paragraph-114"/>
      <text:p text:style-name="Paragraph-115"><text:span text:style-name="p115-1-1">20. 다음은 기안문서의 작성에 관한 사항이다. 잘못된 것은 ?</text:span></text:p>
      <text:p text:style-name="Paragraph-116"><text:span text:style-name="p116-1-1">   가. 기안문에 첨부되는 계산서, 통계표, 도표, 기타작성상의 책임을 밝힐필요가 있다고 인  </text:span><text:span text:style-name="p116-2-1">       정되는 첨부물에는 그문서의 여백에 작성자가 서명 또는 날인하여야 한다.</text:span></text:p>
      <text:p text:style-name="Paragraph-117"><text:span text:style-name="p117-1-1">   나. 기안한 자는 기안문의 기안자란에 날인하여야 한다.</text:span></text:p>
      <text:p text:style-name="Paragraph-118"><text:span text:style-name="p118-1-1">   다. 기안문을 검토 또는 협조한 자는 해당란에 직위를 쓰고 서명하되, 다른 의견을 표시  </text:span><text:span text:style-name="p118-2-1">       하는때에는 기안문의 해당서명란에 </text:span><text:span text:style-name="p118-2-2">“</text:span><text:span text:style-name="p118-2-3">의견첨부</text:span><text:span text:style-name="p118-2-4">” </text:span><text:span text:style-name="p118-2-5">라 쓰고 의견을 표시한곳에 서명하여  </text:span><text:span text:style-name="p118-3-1">       야 한다.</text:span></text:p>
      <text:p text:style-name="Paragraph-119"><text:span text:style-name="p119-1-1">   라. 문서처리부서의 업무분장상 수개의 단위업무를 총괄하는 책임자가 있는 경우에 그소  </text:span><text:span text:style-name="p119-2-1">       관업무를 분담하고 있는자가 기안한때에는 총괄책임자의 검토를 거쳐야 하며, 총괄  </text:span><text:span text:style-name="p119-3-1">       책임자가 기안한때에는 업무분담자의 의견을 들은후 검토, 결재 등을 받아야 한다.</text:span></text:p>
      <text:p text:style-name="Paragraph-120"/>
      <text:p text:style-name="Paragraph-121"/>
      <text:p text:style-name="Paragraph-122"/>
      <text:p text:style-name="Paragraph-123"/>
      <text:p text:style-name="Paragraph-124"><text:span text:style-name="p124-1-1">21. 다음은 기안문서의 작성에 관한 사항이다. 잘못된 것은 ?</text:span></text:p>
      <text:p text:style-name="Paragraph-125"><text:span text:style-name="p125-1-1">   가. 총괄책임자 또는 업무분담자가 기안문에 대하여 검토 등을 하는때에는 기안문의 협  </text:span><text:span text:style-name="p125-2-1">      조란의 아랫부분에 서명하되, 그내용과 다른 의견이 있는때에는 기안문의 해당서명란  </text:span><text:span text:style-name="p125-3-1">      에 </text:span><text:span text:style-name="p125-3-2">“</text:span><text:span text:style-name="p125-3-3">의견첨부</text:span><text:span text:style-name="p125-3-4">” </text:span><text:span text:style-name="p125-3-5">라고 쓰고 의견을 표시한곳에 날인하여야 한다.</text:span></text:p>
      <text:p text:style-name="Paragraph-126"><text:span text:style-name="p126-1-1">   나. 규정에 의하여 위임된 사항을 전결하는 경우에는 기안용지의 전결하는자의 서명란에  </text:span><text:span text:style-name="p126-2-1">      “</text:span><text:span text:style-name="p126-2-2">전결</text:span><text:span text:style-name="p126-2-3">‘ </text:span><text:span text:style-name="p126-2-4">표시를하고 결재란에 서명하여야 한다.</text:span></text:p>
      <text:p text:style-name="Paragraph-127"><text:span text:style-name="p127-1-1">   다. 대결하는 경우에는 기안용지의 보조기관란중 대결을 하는자의 서명란에 </text:span><text:span text:style-name="p127-1-2">“</text:span><text:span text:style-name="p127-1-3">대결</text:span><text:span text:style-name="p127-1-4">” </text:span><text:span text:style-name="p127-1-5">표시  </text:span><text:span text:style-name="p127-2-1">       를하고 결재란에 서명하여야 한다.</text:span></text:p>
      <text:p text:style-name="Paragraph-128"><text:span text:style-name="p128-1-1">   라. 대결을하는 문서로써 결재권자의 후열을 받아야하는 경우에는 결재란안의 오른쪽 여  </text:span><text:span text:style-name="p128-2-1">       백에 </text:span><text:span text:style-name="p128-2-2">“</text:span><text:span text:style-name="p128-2-3">후열</text:span><text:span text:style-name="p128-2-4">‘ </text:span><text:span text:style-name="p128-2-5">표시를하고 결재권자의 후열을 받아야 한다.</text:span></text:p>
      <text:p text:style-name="Paragraph-129"/>
      <text:p text:style-name="Paragraph-130"><text:span text:style-name="p130-1-1">22. 다음중 전결 또는 대결한 문서를 시행하는 때에는 그시행문의 발신명의 밑에 전결 또는  </text:span><text:span text:style-name="p130-2-1">    대결의표시를 하여야 하는 것은 ? </text:span></text:p>
      <text:p text:style-name="Paragraph-131"><text:span text:style-name="p131-1-1">   가. 민원서류의 처리  </text:span></text:p>
      <text:p text:style-name="Paragraph-132"><text:span text:style-name="p132-1-1">   나. 정기보고, 수시보고, 경미한 사항의 허가 </text:span><text:span text:style-name="p132-1-2">‧ </text:span><text:span text:style-name="p132-1-3">승인 </text:span><text:span text:style-name="p132-1-4">‧ </text:span><text:span text:style-name="p132-1-5">증명서교부등 관계대장 등의 서식  </text:span><text:span text:style-name="p132-2-1">       에 기입하여 처리하는 문서</text:span></text:p>
      <text:p text:style-name="Paragraph-133"><text:span text:style-name="p133-1-1">   다. 문서번호란.수신기관란등이 설계된 서식으로 작성하는 문서를 시행하는 경우 </text:span></text:p>
      <text:p text:style-name="Paragraph-134"><text:span text:style-name="p134-1-1">   라. 보조기관간에 왕래하는 문서중 협조문이 아닌 일반적인 시행문서</text:span></text:p>
      <text:p text:style-name="Paragraph-135"/>
      <text:p text:style-name="Paragraph-136"><text:span text:style-name="p136-1-1">23. 다음은 기안문서의 작성에 관한 사항이다. 잘못된 것은 ?</text:span></text:p>
      <text:p text:style-name="Paragraph-137"><text:span text:style-name="p137-1-1">   가. 결재권자가 전신에 의하여 시행할문서에 결재를함에 있어서 암호 또는 음어로 발신  </text:span><text:span text:style-name="p137-2-1">       방법을 지정하는때에는 기안문의 취급란에 </text:span><text:span text:style-name="p137-2-2">“</text:span><text:span text:style-name="p137-2-3">암호</text:span><text:span text:style-name="p137-2-4">” </text:span><text:span text:style-name="p137-2-5">또는 </text:span><text:span text:style-name="p137-2-6">“</text:span><text:span text:style-name="p137-2-7">음어</text:span><text:span text:style-name="p137-2-8">” </text:span><text:span text:style-name="p137-2-9">표시를 하여야 한다.</text:span></text:p>
      <text:p text:style-name="Paragraph-138"><text:span text:style-name="p138-1-1">   나. 문서등록번호는 연도별 일련번호로 하고, 내부결재문서인때에는 문서등록대장의 수신  </text:span><text:span text:style-name="p138-2-1">       처란에 </text:span><text:span text:style-name="p138-2-2">“</text:span><text:span text:style-name="p138-2-3">내부결재</text:span><text:span text:style-name="p138-2-4">” </text:span><text:span text:style-name="p138-2-5">표시를하여야 한다.</text:span></text:p>
      <text:p text:style-name="Paragraph-139"><text:span text:style-name="p139-1-1">   다. 문서처리부서의장은 당해부서에서 기안한 모든문서, 기안문형식외의 방법으로 작성하  </text:span><text:span text:style-name="p139-2-1">       여 이사장의 결재를 받은문서 및 기타 문서처리부서의장이 중요하다고 인정하는 문  </text:span><text:span text:style-name="p139-3-1">       서를 문서등록대장에 등록하여야 한다.</text:span></text:p>
      <text:p text:style-name="Paragraph-140"><text:span text:style-name="p140-1-1">   라. 기안용지에 의하여 작성하지 아니한 보고서, 계획서, 토론, 회의자료 및 회의록 등 내  </text:span><text:span text:style-name="p140-2-1">      부결재문서는 결재후 문서등록란을 만들어 등록하여야 한다.</text:span></text:p>
      <text:p text:style-name="Paragraph-141"/>
      <text:p text:style-name="Paragraph-142"><text:span text:style-name="p142-1-1">24. 다음은 시행문의 작성 및 심사에 관한 사항이다. 잘못된 것은 ?</text:span></text:p>
      <text:p text:style-name="Paragraph-143"><text:span text:style-name="p143-1-1">   가. 문서번호란. 수신기관란 등이 설계된서식으로 작성하는 문서를 시행하는때에는 따로  </text:span><text:span text:style-name="p143-2-1"> </text:span><text:span text:style-name="p143-2-2">      </text:span><text:span text:style-name="p143-2-3">시행문을 작성하지 아니하고 당해시행문서의 발신명의란에 직인을 찍어 시행할수 있다.  </text:span></text:p>
      <text:p text:style-name="Paragraph-144"><text:span text:style-name="p144-1-1">   나. 수신처가 공단내부 또는 행정기관이 아닌 경우와 기타특별한 사유가 있는 경우에는  </text:span><text:span text:style-name="p144-2-1">       문서처리란을 표시하여야 한다.</text:span></text:p>
      <text:p text:style-name="Paragraph-145"><text:span text:style-name="p145-1-1">   다. 문서심사인은 특별한 사유가 있는 경우를 제외하고는 기안문서의 </text:span><text:span text:style-name="p145-1-2">“</text:span><text:span text:style-name="p145-1-3">끝</text:span><text:span text:style-name="p145-1-4">” </text:span><text:span text:style-name="p145-1-5">표시 오른쪽  </text:span><text:span text:style-name="p145-2-1">       여백에 찍는다.</text:span></text:p>
      <text:p text:style-name="Paragraph-146"><text:span text:style-name="p146-1-1">   라. 문서의 심사는 당해문서를 시행하는 날에 받아야 한다.</text:span></text:p>
      <text:p text:style-name="Paragraph-147"/>
      <text:p text:style-name="Paragraph-148"/>
      <text:p text:style-name="Paragraph-149"/>
      <text:p text:style-name="Paragraph-150"><text:span text:style-name="p150-1-1">25. 다음은 시행문의 작성 </text:span><text:span text:style-name="p150-1-2">‧</text:span><text:span text:style-name="p150-1-3">심사 및 발송에 관한 사항이다. 잘못된 것은 ?</text:span></text:p>
      <text:p text:style-name="Paragraph-151"><text:span text:style-name="p151-1-1">   가. 경미한 내용의문서에는 기안문 및 시행문의 발신기관명위에 문서심사자가 직인생략         의 표시를 하여야 한다.</text:span></text:p>
      <text:p text:style-name="Paragraph-152"><text:span text:style-name="p152-1-1">   나. 보조기관 상호간에 발신하는 문서의 시행문에는 보조기관 발신명의표시의 마지막글         자 다음 여백에 서명하여 시행하되, 필요한 경우에는 발신명의자의 서명표시인을 찍         어 시행하게 할 수 있다.</text:span></text:p>
      <text:p text:style-name="Paragraph-153"><text:span text:style-name="p153-1-1">   다. 모사전송 또는 전신 등의 방법으로 문서를 발신하는 때에는 통신보안에 필요한 조치         를 하여야 하며, 모사전송등으로 발신한때에는 시행문을 그기안문과 함께 보관하여         야 한다.</text:span></text:p>
      <text:p text:style-name="Paragraph-154"><text:span text:style-name="p154-1-1">   라. 전신에 의하여 암호 또는 음어를 송신하여야할 문서중 비밀로 분류된 문서의송신은         송신기관과 수신기관 사이에 서로 응답이 있는경우에 한하며, 송신문의 제목 또는          본문의 </text:span><text:span text:style-name="p154-1-2">“</text:span><text:span text:style-name="p154-1-3">끝</text:span><text:span text:style-name="p154-1-4">” </text:span><text:span text:style-name="p154-1-5">표시다음에 따옴표(</text:span><text:span text:style-name="p154-1-6">“ ”)</text:span><text:span text:style-name="p154-1-7">를 하고 그안에 비밀등급을 표시하여 송신하여         야 한다.</text:span></text:p>
      <text:p text:style-name="Paragraph-155"/>
      <text:p text:style-name="Paragraph-156"/>
      <text:p text:style-name="Paragraph-157"><text:span text:style-name="p157-1-1">26. 시행문의 발송에 대한 설명중 잘못된 것은 ?</text:span></text:p>
      <text:p text:style-name="Paragraph-158"><text:span text:style-name="p158-1-1">   가. 문서주관부서의 문서수발사무를 담당하는 자는 발송할 문서와 문서등록대장의 기재         사항을 확인한 후 문서등록대장의 확인란에 서명하여야 한다.</text:span></text:p>
      <text:p text:style-name="Paragraph-159"><text:span text:style-name="p159-1-1">   나. 협조문으로 발신하는 문서는 문서등록대장의 시행란에 그 내용을 기재하고 문서등록번호         를 붙여 발송하며 비고란에 </text:span><text:span text:style-name="p159-1-2">“</text:span><text:span text:style-name="p159-1-3">협조문</text:span><text:span text:style-name="p159-1-4">”</text:span><text:span text:style-name="p159-1-5">이라고 기재한다.</text:span></text:p>
      <text:p text:style-name="Paragraph-160"><text:span text:style-name="p160-1-1">   다. 우편에 의하여 문서를 발송하는 때에는 반드시 체신부 규격봉투로 발송하여야 한다.</text:span></text:p>
      <text:p text:style-name="Paragraph-161"><text:span text:style-name="p161-1-1">   라. 인편에 의하여 문서를 발송하는 때에는 인편에 의한 문서발송대장을 작성하여 해당         란에 수령자의 서명 또는 날인을 받아야 한다.</text:span></text:p>
      <text:p text:style-name="Paragraph-162"/>
      <text:p text:style-name="Paragraph-163"/>
      <text:p text:style-name="Paragraph-164"><text:span text:style-name="p164-1-1">27. 문서의 접수에 관한 사항중 틀린 것은?</text:span></text:p>
      <text:p text:style-name="Paragraph-165"><text:span text:style-name="p165-1-1">   가. 문서처리인은 특별한 사유가 있는 경우를 제외하고는 두문의 왼쪽 여백에 찍어야 한         다.</text:span></text:p>
      <text:p text:style-name="Paragraph-166"><text:span text:style-name="p166-1-1">   나. 문서처리인이 인쇄되어 있는 서식을 사용한 경우에는 문서처리인을 찍지 아니한다.</text:span></text:p>
      <text:p text:style-name="Paragraph-167"><text:span text:style-name="p167-1-1">   다. 우편으로 발송한 문서를 접수한 경우에는 발송기관의 요구가 있을 때에는 공문서 영수증         을 보내 주어야 한다.</text:span></text:p>
      <text:p text:style-name="Paragraph-168"><text:span text:style-name="p168-1-1">   라. 인편에 의하여 문서접수를 한 때는 서명 또는 날인하여 영수의 표시를 하여야 한다.</text:span></text:p>
      <text:p text:style-name="Paragraph-169"/>
      <text:p text:style-name="Paragraph-170"/>
      <text:p text:style-name="Paragraph-171"/>
      <text:p text:style-name="Paragraph-172"/>
      <text:p text:style-name="Paragraph-173"/>
      <text:p text:style-name="Paragraph-174"/>
      <text:p text:style-name="Paragraph-175"/>
      <text:p text:style-name="Paragraph-176"><text:span text:style-name="p176-1-1">28. 문서의 편철에 대한 설명중 다른 것은?</text:span></text:p>
      <text:p text:style-name="Paragraph-177"><text:span text:style-name="p177-1-1">   가. </text:span><text:span text:style-name="p177-1-2">문서철의 제목은 편철된 문서를 대표하는 기능의 명칭을 기재하되, 기능명칭이 문서        철의 내용을 대표할 수 없는 경우에는 이와달리 문서철의 내용에 맞는 제목을 기재한        다</text:span></text:p>
      <text:p text:style-name="Paragraph-178"><text:span text:style-name="p178-1-1">   나. 같은 기능에 속하는 문서의 양이 많아 그 전부를 1개의 문서철에 편철할 수 없는 때에는        지역별, 인명별, 기관별, 월별 등으로 구분하여 수개의 문서철에 나누어 철할 수 있다.</text:span></text:p>
      <text:p text:style-name="Paragraph-179"><text:span text:style-name="p179-1-1">   다. 문서철 내의 면표시는 전체면의 수를 기입하지 아니하고 문서의 아래 왼쪽에 일련번호를        기입하되 위로부터 밑으로 기입한다.</text:span></text:p>
      <text:p text:style-name="Paragraph-180"><text:span text:style-name="p180-1-1">   라. 문서의 색인목록은 문서철 표지의 뒷면에 첨부하거나 인쇄하고 색인목록을 작성하는 때         에는 개별부서 단위로 기재하되, 처리 또는 완결문서가 같은 제목으로 여러건 편철된 경         우에는 이를 처리문서와 완결문서로 구분하여 1단위로 묶어 기재할 수 있다.</text:span></text:p>
      <text:p text:style-name="Paragraph-181"/>
      <text:p text:style-name="Paragraph-182"><text:span text:style-name="p182-1-1">29. 다음중 보존기간 책정기준이 영구가 아닌문서는 ?</text:span></text:p>
      <text:p text:style-name="Paragraph-183"><text:span text:style-name="p183-1-1">   가. 이사회개최 원본문서</text:span></text:p>
      <text:p text:style-name="Paragraph-184"><text:span text:style-name="p184-1-1">   나. 규정문서중 공포원본문서</text:span></text:p>
      <text:p text:style-name="Paragraph-185"><text:span text:style-name="p185-1-1">   다. 등기에 관한 문서 (부동산 등기소송에 관한 문서포함)</text:span></text:p>
      <text:p text:style-name="Paragraph-186"><text:span text:style-name="p186-1-1">   라. 지침, 예규의 원본문서</text:span></text:p>
      <text:p text:style-name="Paragraph-187"/>
      <text:p text:style-name="Paragraph-188"><text:span text:style-name="p188-1-1">30. 다음중 보존기간책정기준이 영구가 아닌문서는 ?</text:span></text:p>
      <text:p text:style-name="Paragraph-189"><text:span text:style-name="p189-1-1">   가. 건설교통부의 중요승인, 인가사항등 이에 준하는 지시서</text:span></text:p>
      <text:p text:style-name="Paragraph-190"><text:span text:style-name="p190-1-1">   나. 효력이 영속되는 문서</text:span></text:p>
      <text:p text:style-name="Paragraph-191"><text:span text:style-name="p191-1-1">   다. 중요한 서류 및 대장</text:span></text:p>
      <text:p text:style-name="Paragraph-192"><text:span text:style-name="p192-1-1">   라. 규정운용부서의 규정해석에 관한 원본문서</text:span></text:p>
      <text:p text:style-name="Paragraph-193"/>
      <text:p text:style-name="Paragraph-194"><text:span text:style-name="p194-1-1">31. 다음중 보존기간책정기준이 30년이 아닌문서는 ?</text:span></text:p>
      <text:p text:style-name="Paragraph-195"><text:span text:style-name="p195-1-1">   가. 공단관련 소송관계문서 (부동산 등기소송에 관한 문서제외)</text:span></text:p>
      <text:p text:style-name="Paragraph-196"><text:span text:style-name="p196-1-1">   나. 각종 인</text:span><text:span text:style-name="p196-1-2">‧ </text:span><text:span text:style-name="p196-1-3">허가 등에 관한 원본문서</text:span></text:p>
      <text:p text:style-name="Paragraph-197"><text:span text:style-name="p197-1-1">   다. 규정 운영부서의 규정해석에 관한 원본분서</text:span></text:p>
      <text:p text:style-name="Paragraph-198"><text:span text:style-name="p198-1-1">   라. 영구적으로 보존할필요는 없으나 20년을 초과하여 보존할 필요가 있는 문서</text:span></text:p>
      <text:p text:style-name="Paragraph-199"/>
      <text:p text:style-name="Paragraph-200"><text:span text:style-name="p200-1-1">32. 다음중 보존기간책정기준이 20년이 아닌문서는 ?</text:span></text:p>
      <text:p text:style-name="Paragraph-201"><text:span text:style-name="p201-1-1">   가. 관리기간 또는 활용기간이 30년이상 보존대상에 해당되지 않는 문서로서 10년을 초        과하여 보존할 필요(비치카드, 대장, 도면포함)가있는 문서</text:span></text:p>
      <text:p text:style-name="Paragraph-202"><text:span text:style-name="p202-1-1">   나. 공단 관련 소송관계 문서(부동산 등기소송에 관한 문서 제외)</text:span></text:p>
      <text:p text:style-name="Paragraph-203"><text:span text:style-name="p203-1-1">   다. 업무수행의 참고 또는 사실의 증명을 위하여 10을 초과하여 보존할 필요가 있는 문        서</text:span></text:p>
      <text:p text:style-name="Paragraph-204"><text:span text:style-name="p204-1-1">   라. 기본설계도서 및 실시설계도서</text:span></text:p>
      <text:p text:style-name="Paragraph-205"/>
      <text:p text:style-name="Paragraph-206"/>
      <text:p text:style-name="Paragraph-207"/>
      <text:p text:style-name="Paragraph-208"><text:span text:style-name="p208-1-1">33. 문서의 종류별 보존기간책정기준으로 잘못된 것은 ?</text:span></text:p>
      <text:p text:style-name="Paragraph-209"><text:span text:style-name="p209-1-1">   가. 예산, 결산 및 회계관계 증빙문서 --- 5년</text:span></text:p>
      <text:p text:style-name="Paragraph-210"><text:span text:style-name="p210-1-1">   나. 일반적인 업무에 관한 계획, 조사, 연구 및 보고문서 --- 5년</text:span></text:p>
      <text:p text:style-name="Paragraph-211"><text:span text:style-name="p211-1-1">   다. 각종 감사관계문서 --- 5년</text:span></text:p>
      <text:p text:style-name="Paragraph-212"><text:span text:style-name="p212-1-1">   라. 단기적 업무계획 관계문서 --- 3년</text:span></text:p>
      <text:p text:style-name="Paragraph-213"/>
      <text:p text:style-name="Paragraph-214"><text:span text:style-name="p214-1-1">34. 문서의 종류별 보존기간책정기준으로 잘못된 것은 ?</text:span></text:p>
      <text:p text:style-name="Paragraph-215"><text:span text:style-name="p215-1-1">   가. 각종 증명서 발급관계문서 --- 5년</text:span></text:p>
      <text:p text:style-name="Paragraph-216"><text:span text:style-name="p216-1-1">   나. 일일명령, 회보등 공단내 단순업무에 관한 문서 --- 1년</text:span></text:p>
      <text:p text:style-name="Paragraph-217"><text:span text:style-name="p217-1-1">   다. 행정기관과의 단순한 자료요구, 업무연락, 통보, 조회 등에 관한 문서 --- 1년</text:span></text:p>
      <text:p text:style-name="Paragraph-218"><text:span text:style-name="p218-1-1">   라. 지침, 예규의 원본문서 --- 30년</text:span></text:p>
      <text:p text:style-name="Paragraph-219"/>
      <text:p text:style-name="Paragraph-220"><text:span text:style-name="p220-1-1">35. 다음은 문서의 보존기간부여, 보존 및 보관방법에 대한 설명이다. 틀린것은 ?</text:span></text:p>
      <text:p text:style-name="Paragraph-221"><text:span text:style-name="p221-1-1">   가. 문서를 발신하는 기관의 장은 시행문서에 대하여 수신처 보존기간을 정하여 발송하         되 특별한 사유가 없는한 기안문서와 동일한 보존기간을 부여하여야 한다.</text:span></text:p>
      <text:p text:style-name="Paragraph-222"><text:span text:style-name="p222-1-1">   나. 문서처리부서의 장은 접수한 문서에 보존기간이 부여되지 아니한때에는 문서의 보존         기간 책정기준을 참작하여 필요한 최소한의 보존기간을 부여하여야 한다.</text:span></text:p>
      <text:p text:style-name="Paragraph-223"><text:span text:style-name="p223-1-1">   다. 문서는 특별한 사유가 있는 경우를 제외하고는 생산기관, 보존기간, 생산년도, 분류번         호별로 보존하여야 한다.</text:span></text:p>
      <text:p text:style-name="Paragraph-224"><text:span text:style-name="p224-1-1">   라. 보존하고 있는 문서의 현황을 파악하기 위하여 문서주관부서, 문서처리부서에 보존문         서 기록대장을 각각 작성 비치하되 보존기간별로 문서를 구분하여 작성하여야 한다.</text:span></text:p>
      <text:p text:style-name="Paragraph-225"/>
      <text:p text:style-name="Paragraph-226"><text:span text:style-name="p226-1-1">※ </text:span><text:span text:style-name="p226-1-2">사무관리규정 시행내규</text:span></text:p>
      <text:p text:style-name="Paragraph-227"><text:span text:style-name="p227-1-1">          제36조, 제37조, 제38조, 제40조, 제42조제7항, 제43조, 제45조제4항, 제50조제1항</text:span></text:p>
      <text:p text:style-name="Paragraph-228"><text:span text:style-name="p228-1-1">          제83조제2항, 제94조, 규정의 내용은 정독하여 숙지할 것</text:span></text:p>
      <text:p text:style-name="Paragraph-229"/>
      <text:p text:style-name="Paragraph-230"><text:span text:style-name="p230-1-1">36.</text:span><text:span text:style-name="p230-1-2"> 문서주관부서에 보관중인 문서는 몇일의 범위 내에서 대출할 수 있나?</text:span></text:p>
      <text:p text:style-name="Paragraph-231"><text:span text:style-name="p231-1-1">   가. 3일</text:span><text:span text:style-name="p231-1-3">나. 5일</text:span><text:span text:style-name="p231-1-5">다. 7일</text:span><text:span text:style-name="p231-1-7">라. 9일</text:span></text:p>
      <text:p text:style-name="Paragraph-232"/>
      <text:p text:style-name="Paragraph-233"><text:span text:style-name="p233-1-1">37. 다음은 문서주관부서의장이 시행하는 문서의 정리기간에 대한 사항이다. 바르게 설명된      것은 ?</text:span></text:p>
      <text:p text:style-name="Paragraph-234"><text:span text:style-name="p234-1-1">   가. 문서의정리는 매년 2월부터 3월사이에 20일이상의 기간을 정하여 실시</text:span></text:p>
      <text:p text:style-name="Paragraph-235"><text:span text:style-name="p235-1-1">   나. 문서의정리는 매년 3월부터 4월사이에 20일이상의 기간을 정하여 실시</text:span></text:p>
      <text:p text:style-name="Paragraph-236"><text:span text:style-name="p236-1-1">   다. 문서의정리는 매년 2월부터 3월사이에 10일이상의 기간을 정하여 실시</text:span></text:p>
      <text:p text:style-name="Paragraph-237"><text:span text:style-name="p237-1-1">   라. 문서의정리는 매년 3월부터 4월사이에 10일이상의 기간을 정하여 실시</text:span></text:p>
      <text:p text:style-name="Paragraph-238"/>
      <text:p text:style-name="Paragraph-239"><text:span text:style-name="p239-1-1">38. 직인은 그 기관 또는 직위의 명칭의 어디에 찍는가?</text:span></text:p>
      <text:p text:style-name="Paragraph-240"><text:span text:style-name="p240-1-1">   가. 끝자가 인영의 가운데 오도록 찍는다.</text:span><text:span text:style-name="p240-1-3">나. 끝자가 인영의 끝에 오도록 찍는다.</text:span></text:p>
      <text:p text:style-name="Paragraph-241"><text:span text:style-name="p241-1-1">   다. 끝자가 인영의 왼쪽에 오도록 찍는다.</text:span><text:span text:style-name="p241-1-3">라</text:span><text:span text:style-name="p241-1-4">. </text:span><text:span text:style-name="p241-1-5">끝자가 인영의 오른쪽에 오도록 찍는다.</text:span></text:p>
      <text:p text:style-name="Paragraph-242"/>
      <text:p text:style-name="Paragraph-243"><text:span text:style-name="p243-1-1">39. 다음은 보고사무에 관한 사항이다. 잘못된 것은 ?</text:span></text:p>
      <text:p text:style-name="Paragraph-244"><text:span text:style-name="p244-1-1">   가. 보고심사책임자가 궐위시에는 문서주관부서의 주무부장이 보고심사책임자를 대신하         며, 문서주관부서의 주무부장이 궐위시에는 문서주관부서의 주무부의 주무과장이 보         고심사책임자를 대신한다.</text:span></text:p>
      <text:p text:style-name="Paragraph-245"><text:span text:style-name="p245-1-1">   나. 정기보고는 업무기능별로 구분하고 부서명 다음에 붙임표(-)로 일련번호를 이어 기         재한 번호로 한다.</text:span></text:p>
      <text:p text:style-name="Paragraph-246"><text:span text:style-name="p246-1-1">   다. 정기보고서식의 승인번호는 정기보고의 지정번호로 한다.</text:span></text:p>
      <text:p text:style-name="Paragraph-247"><text:span text:style-name="p247-1-1">   라. 수시보고의 심사번호는 보고요구부서의 공문서 수신처기호 다음에 붙임표(-)로 연도         별 일련번호를 이어 기재한 번호로 한다.</text:span></text:p>
      <text:p text:style-name="Paragraph-248"/>
      <text:p text:style-name="Paragraph-249"><text:span text:style-name="p249-1-1">※ </text:span><text:span text:style-name="p249-1-2">보고심사책임자는 수시보고요구에 대한 보고심사를 한때에는 그기안문 및 시행문의 오른     쪽위의 여백에 보고심사인을 찍는다.</text:span></text:p>
      <text:p text:style-name="Paragraph-250"/>
      <text:p text:style-name="Paragraph-251"><text:span text:style-name="p251-1-1">40. 회의 등에 의한 협조를 요청하는 부서에서는 회의 등의 안건 및 관계자료를 회의개최       몇일전까지 관계부서에 송부하여 미리 그내용을 검토할 수 있도록 하여야 하는가 ? </text:span></text:p>
      <text:p text:style-name="Paragraph-252"><text:span text:style-name="p252-1-1">   가. 2일            나. 3일            다. 5일            라. 7일</text:span></text:p>
      <text:p text:style-name="Paragraph-253"/>
      <text:p text:style-name="Paragraph-254"><text:span text:style-name="p254-1-1">41. 서식용지의 지질 및 단위당 중량을 결정하는 때에는 다음 사항을 참작하여야 한다. 틀린      것은?</text:span></text:p>
      <text:p text:style-name="Paragraph-255"><text:span text:style-name="p255-1-1">   가. 사용목적.     </text:span><text:span text:style-name="p255-1-2">나. 보존기간 및 보존방법</text:span><text:span text:style-name="p255-1-4">다. 사용빈도</text:span><text:span text:style-name="p255-1-6">라. 사용방법</text:span></text:p>
      <text:p text:style-name="Paragraph-256"/>
      <text:p text:style-name="Paragraph-257"><text:span text:style-name="p257-1-1">42. 서식용지의 지질 및 단위당 중량을 결정하는때에 참작할 사항이 아닌 것은 ?</text:span></text:p>
      <text:p text:style-name="Paragraph-258"><text:span text:style-name="p258-1-1">   가. 사무자동화 기기의 활용여부</text:span></text:p>
      <text:p text:style-name="Paragraph-259"><text:span text:style-name="p259-1-1">   나. 사용빈도</text:span></text:p>
      <text:p text:style-name="Paragraph-260"><text:span text:style-name="p260-1-1">   다. 사용방법</text:span></text:p>
      <text:p text:style-name="Paragraph-261"><text:span text:style-name="p261-1-1">   라. 복사방법 및 복사매수</text:span></text:p>
      <text:p text:style-name="Paragraph-262"/>
      <text:p text:style-name="Paragraph-263"><text:span text:style-name="p263-1-1">43. 발간등록대상이 되는 간행물은 어느 것인가?</text:span></text:p>
      <text:p text:style-name="Paragraph-264"><text:span text:style-name="p264-1-1">   가. 보안업무내규 및 비밀보호에 관한 법령에 의한 비밀 또는 대외비로 분류된 간행물</text:span></text:p>
      <text:p text:style-name="Paragraph-265"><text:span text:style-name="p265-1-1">   나. 공문서인 간행물</text:span></text:p>
      <text:p text:style-name="Paragraph-266"><text:span text:style-name="p266-1-1">   다. 공단의 회보</text:span></text:p>
      <text:p text:style-name="Paragraph-267"><text:span text:style-name="p267-1-1">   라. 일시적이거나 단순한 안내, 홍보, 참고자료등 장기간 활용할 가치가 없는 간행물</text:span></text:p>
      <text:p text:style-name="Paragraph-268"/>
      <text:p text:style-name="Paragraph-269"><text:span text:style-name="p269-1-1">44. 발간등록번호의 구분중 잘못된 것은 ?</text:span></text:p>
      <text:p text:style-name="Paragraph-270"><text:span text:style-name="p270-1-1">   가. 기관기호는 각 부서의 명칭을 부여한다.</text:span></text:p>
      <text:p text:style-name="Paragraph-271"><text:span text:style-name="p271-1-1">   나. 기능분류번호는 10진 분류표에 의하되 소분류 기호로 부여한다.</text:span></text:p>
      <text:p text:style-name="Paragraph-272"><text:span text:style-name="p272-1-1">   다. 등록일련번호는 간행물 발간등록대장에 등록한 순서에 의하되, 정기간행물은 누년 일         련번호로, 부정기 간행물은 년도표시 일련번호로 한다.</text:span></text:p>
      <text:p text:style-name="Paragraph-273"><text:span text:style-name="p273-1-1">   라. 형식 구분번호는 종별번호 및 간별번호로 구성한다.</text:span></text:p>
      <text:p text:style-name="Paragraph-274"/>
      <text:p text:style-name="Paragraph-275"><text:span text:style-name="p275-1-1">45. </text:span><text:span text:style-name="p275-1-2">사무자동화 기본계획은 특별한 사유가 있는 경우를 제외하고는 몇년을 단위로 하여 수립하      는가 ?</text:span></text:p>
      <text:p text:style-name="Paragraph-276"><text:span text:style-name="p276-1-1">   가. 3년      나. 4년      다. 5년      라. 6년 </text:span></text:p>
      <text:p text:style-name="Paragraph-277"/>
      <text:p text:style-name="Paragraph-2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명조" svg:font-family="'명조'" style:font-family-generic="roman" style:font-pitch="variable"/>
    <style:font-face style:name="휴먼명조" svg:font-family="'휴먼명조'" style:font-family-generic="roman" style:font-pitch="variable"/>
    <style:font-face style:name="휴먼옛체" svg:font-family="'휴먼옛체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명조" svg:font-family="'명조'" style:font-family-generic="roman" style:font-pitch="variable"/>
    <style:font-face style:name="산세리프" svg:font-family="'산세리프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궁서" svg:font-family="'한양궁서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신명조10_" style:next-style-name="본문_신명조10_" style:family="paragraph" style:class="text">
      <style:paragraph-properties fo:text-align="justify" fo:text-indent="-15pt" fo:margin-left="15pt" fo:margin-right="0pt" fo:margin-top="9pt" fo:margin-bottom="0pt" fo:line-height="150%"/>
      <style:text-properties style:font-name="휴먼명조" style:font-name-asian="휴먼명조" fo:font-size="12pt" style:font-size-asian="12pt" style:font-size-complex="12pt" style:text-underline-type="none" style:text-overline-type="none" style:text-line-through-type="none"/>
    </style:style>
    <style:style style:name="본문_중고딕10_" style:next-style-name="본문_중고딕10_" style:family="paragraph" style:class="text">
      <style:paragraph-properties fo:text-align="justify" fo:text-indent="-25pt" fo:margin-left="40pt" fo:margin-right="0pt" fo:margin-top="0pt" fo:margin-bottom="0pt" fo:line-height="150%"/>
      <style:text-properties style:font-name="휴먼명조" style:font-name-asian="휴먼명조" fo:font-size="12pt" style:font-size-asian="12pt" style:font-size-complex="12pt" style:text-underline-type="none" style:text-overline-type="none" style:text-line-through-type="none"/>
    </style:style>
    <style:style style:name="작은제목_중고딕15_" style:next-style-name="작은제목_중고딕15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15pt" style:font-size-asian="15pt" style:font-size-complex="15pt" style:text-underline-type="none" style:text-overline-type="none" style:text-line-through-type="none"/>
    </style:style>
    <style:style style:name="중간제목_옛체20_" style:next-style-name="중간제목_옛체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견고딕" style:font-name-asian="휴먼옛체" fo:font-size="20pt" style:font-size-asian="20pt" style:font-size-complex="20pt" style:text-underline-type="none" style:text-overline-type="none" style:text-line-through-type="none"/>
    </style:style>
    <style:style style:name="큰제목_견고딕20_" style:next-style-name="큰제목_견고딕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한양견고딕" fo:font-size="20pt" style:font-size-asian="20pt" style:font-size-complex="20pt" style:text-underline-type="none" style:text-overline-type="none" style:text-line-through-type="none"/>
    </style:style>
    <style:style style:name="큰제목_견고딕30_" style:next-style-name="큰제목_견고딕3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한양견고딕" fo:font-size="30pt" style:font-size-asian="30pt" style:font-size-complex="30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각주내용_신명조9_" style:next-style-name="각주내용_신명조9_" style:family="paragraph" style:class="text">
      <style:paragraph-properties fo:text-align="justify" fo:text-indent="-20pt" fo:margin-left="30pt" fo:margin-right="10pt" fo:margin-top="0pt" fo:margin-bottom="0pt" fo:line-height="140%"/>
      <style:text-properties style:font-name="휴먼옛체" style:font-name-asian="한양신명조" fo:font-size="9pt" style:font-size-asian="9pt" style:font-size-complex="9pt" style:text-underline-type="none" style:text-overline-type="none" style:text-line-through-type="none"/>
    </style:style>
    <style:style style:name="선그리기" style:next-style-name="선그리기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1.5cm" fo:margin-right="1.5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